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64560" officeooo:paragraph-rsid="00064560"/>
    </style:style>
    <style:style style:name="P3" style:family="paragraph" style:parent-style-name="Text_20_body">
      <style:paragraph-properties fo:text-align="justify" style:justify-single-word="false"/>
      <style:text-properties officeooo:paragraph-rsid="00064560"/>
    </style:style>
    <style:style style:name="P4" style:family="paragraph" style:parent-style-name="Text_20_body">
      <style:paragraph-properties fo:text-align="justify" style:justify-single-word="false"/>
      <style:text-properties officeooo:rsid="00064560" officeooo:paragraph-rsid="00064560"/>
    </style:style>
    <style:style style:name="P5" style:family="paragraph" style:parent-style-name="Heading_20_1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Normal">
      <style:text-properties style:font-name="DejaVu Sans Mono" fo:font-size="10pt" fo:language="en" fo:country="US" officeooo:paragraph-rsid="000892a4"/>
    </style:style>
    <style:style style:name="P9" style:family="paragraph" style:parent-style-name="Normal">
      <style:text-properties style:font-name="DejaVu Sans Mono" fo:font-size="10pt" fo:language="en" fo:country="US" officeooo:rsid="000a07f0" officeooo:paragraph-rsid="000a07f0"/>
    </style:style>
    <style:style style:name="P10" style:family="paragraph" style:parent-style-name="Normal">
      <style:text-properties style:font-name="DejaVu Sans Mono" fo:font-size="10pt" fo:language="en" fo:country="US" officeooo:rsid="000bf148" officeooo:paragraph-rsid="000bf148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P13" style:family="paragraph" style:parent-style-name="Preformatted_20_Text">
      <style:text-properties officeooo:rsid="0007748a" officeooo:paragraph-rsid="0007748a"/>
    </style:style>
    <style:style style:name="P14" style:family="paragraph" style:parent-style-name="Preformatted_20_Text">
      <style:text-properties officeooo:rsid="000892a4" officeooo:paragraph-rsid="000892a4"/>
    </style:style>
    <style:style style:name="P15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6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 officeooo:paragraph-rsid="000d8e83"/>
    </style:style>
    <style:style style:name="P17" style:family="paragraph" style:parent-style-name="Normal">
      <style:text-properties style:font-name="DejaVu Sans Mono" fo:font-size="10pt" fo:language="en" fo:country="US" officeooo:rsid="000892a4" officeooo:paragraph-rsid="000892a4"/>
    </style:style>
    <style:style style:name="T1" style:family="text">
      <style:text-properties fo:font-variant="normal" fo:text-transform="none" fo:color="#000000" fo:font-weight="normal"/>
    </style:style>
    <style:style style:name="T2" style:family="text">
      <style:text-properties fo:font-variant="normal" fo:text-transform="none" fo:color="#000000" fo:font-weight="normal" officeooo:rsid="000892a4"/>
    </style:style>
    <style:style style:name="T3" style:family="text">
      <style:text-properties fo:font-variant="normal" fo:text-transform="none" fo:color="#000000" fo:font-weight="normal" officeooo:rsid="000d8e83"/>
    </style:style>
    <style:style style:name="T4" style:family="text">
      <style:text-properties officeooo:rsid="00064560"/>
    </style:style>
    <style:style style:name="T5" style:family="text">
      <style:text-properties fo:language="en" fo:country="US" officeooo:rsid="00064560"/>
    </style:style>
    <style:style style:name="T6" style:family="text">
      <style:text-properties officeooo:rsid="0007748a"/>
    </style:style>
    <style:style style:name="T7" style:family="text">
      <style:text-properties officeooo:rsid="000892a4"/>
    </style:style>
    <style:style style:name="T8" style:family="text">
      <style:text-properties officeooo:rsid="000bf148"/>
    </style:style>
    <style:style style:name="T9" style:family="text">
      <style:text-properties officeooo:rsid="000d8e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SEP #<text:span text:style-name="T9">131</text:span>: <text:span text:style-name="T4">Behaviour of matfile2sci</text:span>() <text:span text:style-name="T4">on empty files</text:span></text:p>
        <text:p text:style-name="P6"/>
        <text:p text:style-name="P7"/>
        <text:p text:style-name="P7">Version: 1.<text:span text:style-name="T9">1</text:span></text:p>
        <text:p text:style-name="P7">Author: <text:span text:style-name="T4">Pierre-Aimé Agnel</text:span></text:p>
        <text:p text:style-name="P7">Review: </text:p>
        <text:p text:style-name="P7">Commented: </text:p>
        <text:p text:style-name="P7">State: Prototype</text:p>
        <text:p text:style-name="P7">Scilab-Version: 5.5.0</text:p>
        <text:p text:style-name="P7">Created: <text:span text:style-name="T4">Mar</text:span>. <text:span text:style-name="T4">17</text:span>th 2014</text:p>
        <text:p text:style-name="P6"/>
        <text:p text:style-name="P7"/>
        <text:p text:style-name="P11">Abstract</text:p>
        <text:p text:style-name="P7"><text:span text:style-name="T4">Function matfile2sci does not handle well errors in input file reading or output file creation</text:span>. <text:span text:style-name="T4">I suggest adding a parameter to append or write from scratch the output file and better handling of empty files.</text:span></text:p>
        <text:p text:style-name="P7"/>
        <text:p text:style-name="P11">Rationale</text:p>
        <text:p text:style-name="P2">The function is called with two file path<text:span text:style-name="T7">s</text:span>:</text:p>
        <text:p text:style-name="P2">function matfile2sci(mat_file_path,result_file_path) </text:p>
        <text:p text:style-name="P2">If result_file path exists, matfile2sci appends the content of mat_file_path. One would expect better control over result_file_path : appending content (by default for compatibility issues) or writing in an empty file <text:span text:style-name="T7">(overwriting the existent file)</text:span>. <text:span text:style-name="T7">Furthermore the append feature is not documented.</text:span></text:p>
        <text:p text:style-name="P3"><text:span text:style-name="T5">If mat_file_path is an empty file the function throw error: “matfile2sci</text:span>: Undefined variable <text:span text:style-name="T4">Name</text:span>.\n". <text:span text:style-name="T4">A user does not understand the error and can have trouble debugging his program.</text:span></text:p>
        <text:p text:style-name="P4">If mat_file_path is a non-empty mat file, but has no variable, matfile2sci silently exits without creating an output file.</text:p>
        <text:p text:style-name="P12">Calling Sequences</text:p>
        <text:p text:style-name="Preformatted_20_Text"><text:s text:c="4"/><text:span text:style-name="T6">matfile2sci</text:span>(<text:span text:style-name="T6">mat_file_path</text:span>, <text:span text:style-name="T6">result_file_path[, overwrite]</text:span>)</text:p>
        <text:p text:style-name="Preformatted_20_Text"/>
        <text:p text:style-name="P13">mat_file_path <text:s text:c="3"/>: path to the MAT file to read.</text:p>
        <text:p text:style-name="P13">result_file_path : path to the SOD file to append data to, or to create.</text:p>
        <text:p text:style-name="P14"><text:span text:style-name="T9">Overwrite </text:span><text:s text:c="7"/>: %<text:span text:style-name="T9">f</text:span> for append (by default) %<text:span text:style-name="T9">t</text:span> for <text:span text:style-name="T9">over</text:span>writ<text:span text:style-name="T9">ing</text:span> <text:span text:style-name="T9">the output file</text:span></text:p>
        <text:p text:style-name="Heading_20_3">Examples</text:p>
        <text:p text:style-name="P8">//<text:span text:style-name="T7">Existing matfiles fl_test_result1.mat, fl_test_result2.mat, init_set1.mat, init_set2.mat, … , init_set100.mat</text:span></text:p>
        <text:p text:style-name="P8">//<text:span text:style-name="T7">Each init_set[i].mat contains variables A, B, C (for instance results of different fitting for initialization of an exploration algorithm and big data)</text:span></text:p>
        <text:p text:style-name="P8">//<text:span text:style-name="T7">fl_test_result1.mat and fl_test_result2.mat contains theoretical_result_method1 and theoretical_result_method2 for two different exploration Algorithm</text:span></text:p>
        <text:p text:style-name="P8"/>
        <text:p text:style-name="P17">matfile2sci(“fl_test_result1.mat”, “fl_test_result.sod”);</text:p>
        <text:p text:style-name="P17">matfile2sci(“fl_test_result2.mat”, “fl_test_result.sod”, %<text:span text:style-name="T9">f</text:span>);</text:p>
        <text:p text:style-name="P8"><text:soft-page-break/></text:p>
        <text:p text:style-name="P10">result=[]</text:p>
        <text:p text:style-name="P8"/>
        <text:p text:style-name="P9">for i=1:100</text:p>
        <text:p text:style-name="P9"><text:s text:c="4"/>matfile2sci(“init_set” + string(i) + “.mat”, “init_set.sod”, %<text:span text:style-name="T9">t</text:span>); //overwrites init_set.sod</text:p>
        <text:p text:style-name="P9"><text:s text:c="4"/>load('init_set.sod”, “B”);</text:p>
        <text:p text:style-name="P9"><text:s text:c="4"/>load(“fl_test_result.sod”, “theoretical_result_method1”);</text:p>
        <text:p text:style-name="P9"><text:s text:c="4"/><text:span text:style-name="T8">result = [result, </text:span>explore_algorithm(B, theoretical_result_method1)<text:span text:style-name="T8">]</text:span>;</text:p>
        <text:p text:style-name="P9">end</text:p>
        <text:p text:style-name="P11">Changelog</text:p>
        <text:list xml:id="list1016362429512542496" text:style-name="L1">
          <text:list-header>
            <text:p text:style-name="P15">1.0 – <text:span text:style-name="T7">Pierre-Aimé Agnel</text:span> - Initial version<text:span text:style-name="T1"><text:tab/></text:span></text:p>
            <text:p text:style-name="P16"><text:span text:style-name="T1">1.</text:span><text:span text:style-name="T3">1</text:span><text:span text:style-name="T1"> – </text:span><text:span text:style-name="T2">Pierre-Aimé Agnel</text:span><text:span text:style-name="T1"> – </text:span><text:span text:style-name="T3">write_mode to overwrite</text:span><text:span text:style-name="T1"><text:tab/></text:span></text:p>
          </text:list-header>
        </text:list>
        <text:p text:style-name="P11"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family="'DejaVu Sans Mono'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 fo:font-family="'DejaVu Sans Mono'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 fo:font-family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 fo:font-family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family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 fo:font-family="'Courier New'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 fo:font-family="'Courier New'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 fo:font-family="'DejaVu Sans Mono'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 fo:font-family="'DejaVu Sans Mono'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_64 LibreOffice_project/420m0$Build-1</meta:generator>
    <meta:initial-creator>Pierre MARECHAL</meta:initial-creator>
    <meta:creation-date>2008-07-09T13:39:08</meta:creation-date>
    <dc:date>2014-03-27T18:03:06.729133830</dc:date>
    <meta:editing-duration>PT2H36M50S</meta:editing-duration>
    <meta:editing-cycles>56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meta:document-statistic meta:table-count="0" meta:image-count="0" meta:object-count="0" meta:page-count="2" meta:paragraph-count="39" meta:word-count="294" meta:character-count="2361" meta:non-whitespace-character-count="2067"/>
  </office:meta>
</office:document-meta>
</file>